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19mm"/>
    </style:style>
    <style:style style:name="co2" style:family="table-column">
      <style:table-column-properties fo:break-before="auto" style:column-width="49.95mm"/>
    </style:style>
    <style:style style:name="co3" style:family="table-column">
      <style:table-column-properties fo:break-before="auto" style:column-width="60.17mm"/>
    </style:style>
    <style:style style:name="co4" style:family="table-column">
      <style:table-column-properties fo:break-before="auto" style:column-width="38.81mm"/>
    </style:style>
    <style:style style:name="co5" style:family="table-column">
      <style:table-column-properties fo:break-before="auto" style:column-width="91.7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rrival rate = 4; average service time = 2.4 (so offered load = 4 * 2.4 = 9.6 earlangs); number of servers = 10; simulation for 100000 arriving customers.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Proportion of customers lost</text:p>
          </table:table-cell>
          <table:table-cell office:value-type="string" calcext:value-type="string">
            <text:p>Proportion of time all servers busy</text:p>
          </table:table-cell>
          <table:table-cell office:value-type="string" calcext:value-type="string">
            <text:p>B(s,a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9185" calcext:value-type="float">
            <text:p>0.19185</text:p>
          </table:table-cell>
          <table:table-cell office:value-type="float" office:value="0.199490551553145" calcext:value-type="float">
            <text:p>0.199490551553145</text:p>
          </table:table-cell>
          <table:table-cell office:value-type="float" office:value="0.196044335707897" calcext:value-type="float">
            <text:p>0.196044335707897</text:p>
          </table:table-cell>
          <table:table-cell office:value-type="string" calcext:value-type="string">
            <text:p>Poisson arrivals, exponential service tim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9559" calcext:value-type="float">
            <text:p>0.19559</text:p>
          </table:table-cell>
          <table:table-cell office:value-type="float" office:value="0.194269807015542" calcext:value-type="float">
            <text:p>0.194269807015542</text:p>
          </table:table-cell>
          <table:table-cell office:value-type="float" office:value="0.196044335707897" calcext:value-type="float">
            <text:p>0.196044335707897</text:p>
          </table:table-cell>
          <table:table-cell office:value-type="string" calcext:value-type="string">
            <text:p>Poisson arrivals, constant service tim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371" calcext:value-type="float">
            <text:p>0.1371</text:p>
          </table:table-cell>
          <table:table-cell office:value-type="float" office:value="0.242420037338222" calcext:value-type="float">
            <text:p>0.24242003733822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nstant interarrival times, exponential service tim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99946000001333" calcext:value-type="float">
            <text:p>0.5999460000013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nstant interarrival times, constant service tim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11:45:25.592000000</meta:creation-date>
    <meta:generator>LibreOffice/6.1.3.2$Windows_X86_64 LibreOffice_project/86daf60bf00efa86ad547e59e09d6bb77c699acb</meta:generator>
    <dc:date>2019-08-15T13:35:38.833000000</dc:date>
    <meta:editing-duration>PT1H50M12S</meta:editing-duration>
    <meta:editing-cycles>2</meta:editing-cycles>
    <meta:document-statistic meta:table-count="1" meta:cell-count="25" meta:object-count="0"/>
  </office:meta>
</office:document-meta>
</file>